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3"/>
    <style:style style:name="P2" style:family="paragraph" style:parent-style-name="Text_20_body" style:list-style-name="L1"/>
    <style:style style:name="P3" style:family="paragraph" style:parent-style-name="Text_20_body" style:list-style-name="L1">
      <style:paragraph-properties fo:margin-top="0cm" fo:margin-bottom="0cm"/>
    </style:style>
    <style:style style:name="T1" style:family="text">
      <style:text-properties fo:language="en" fo:country="non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purpose is to create a WebSite for the Health department of the University of Limerick. This came from a demand to the department. The purpose is that <text:bookmark text:name="result_box"/><text:span text:style-name="T1">students become aware of their alcohol consumption.</text:span></text:p>
      <text:p text:style-name="Standard"><text:span text:style-name="T1"/></text:p>
      <text:p text:style-name="Standard"><text:span text:style-name="T1">The Website consist of a form that student have to fill, and then they display a page with there consomption of alcohol per week compare to the Irish recommandation. </text:span></text:p>
      <text:p text:style-name="Standard"><text:span text:style-name="T1"/></text:p>
      <text:p text:style-name="Standard"><text:span text:style-name="T1">It's also display an esstimation of the price that they have spend in alcohol and what could they do with this money if they didn't spend this money in alcohol. This money is in terms of travel trip and clothes.</text:span></text:p>
      <text:p text:style-name="Standard"><text:span text:style-name="T1"/></text:p>
      <text:p text:style-name="Standard"><text:span text:style-name="T1">Moreover it's also provide a link to the Irish national website about alcohol in order to provide more information to the students that wants more.</text:span></text:p>
      <text:p text:style-name="Standard"><text:span text:style-name="T1"/></text:p>
      <text:p text:style-name="Standard"><text:span text:style-name="T1">Requirements</text:span></text:p>
      <text:p text:style-name="Standard"><text:span text:style-name="T1"/></text:p>
      <text:p text:style-name="Standard"><text:span text:style-name="T1">The target is the students, so we assume that our site must meet certain criteria :</text:span></text:p>
      <text:list xml:id="list6681404280318334259" text:style-name="L3">
        <text:list-item>
          <text:p text:style-name="P1"><text:span text:style-name="T1">A short form (no scroll needed and not to many questions).</text:span></text:p>
        </text:list-item>
        <text:list-item>
          <text:p text:style-name="P1"><text:span text:style-name="T1">Simple a clear questions, in order to not loose time.</text:span></text:p>
        </text:list-item>
        <text:list-item>
          <text:p text:style-name="P1"><text:bookmark text:name="result_box1"/><text:span text:style-name="T1">No drawing too developed </text:span></text:p>
        </text:list-item>
        <text:list-item>
          <text:p text:style-name="P1"><text:bookmark text:name="result_box2"/><text:span text:style-name="T1">no warning, just a presentation of information </text:span></text:p>
        </text:list-item>
        <text:list-item>
          <text:p text:style-name="P1"><text:bookmark text:name="result_box3"/><text:span text:style-name="T1">no calorie counter </text:span></text:p>
        </text:list-item>
        <text:list-item>
          <text:p text:style-name="P1"><text:bookmark text:name="result_box4"/><text:span text:style-name="T1">travel and clothes counter </text:span></text:p>
        </text:list-item>
      </text:list>
      <text:p text:style-name="Standard"><text:span text:style-name="T1"/></text:p>
      <text:p text:style-name="Standard"><text:span text:style-name="T1"/></text:p>
      <text:p text:style-name="Standard"><text:span text:style-name="T1">Choise</text:span></text:p>
      <text:p text:style-name="Standard"><text:span text:style-name="T1"/></text:p>
      <text:p text:style-name="Text_20_body"><text:span text:style-name="T1">Are you ? <text:line-break/>A women<text:line-break/>A men</text:span></text:p>
      <text:p text:style-name="Text_20_body">In a typically week, how many times <text:s/>do you drink ? </text:p>
      <text:list xml:id="list1201463573517833208" text:style-name="L1">
        <text:list-item>
          <text:p text:style-name="P3">A pint </text:p>
        </text:list-item>
        <text:list-item>
          <text:p text:style-name="P3">A glass of wine </text:p>
        </text:list-item>
        <text:list-item>
          <text:p text:style-name="P3">A glass of alcolpop <text:s text:c="3"/></text:p>
        </text:list-item>
        <text:list-item>
          <text:p text:style-name="P3">A bottle of alcolpop <text:s text:c="3"/></text:p>
        </text:list-item>
        <text:list-item>
          <text:p text:style-name="P3">A glass of sparkling wine <text:s text:c="2"/></text:p>
        </text:list-item>
        <text:list-item>
          <text:p text:style-name="P3">A pub measure of spirits <text:s text:c="2"/></text:p>
        </text:list-item>
        <text:list-item>
          <text:p text:style-name="P2">A shot</text:p>
        </text:list-item>
      </text:list>
      <text:p text:style-name="Text_20_body">If you drink at least one time per week, how many days per week do you drink alcohol? (if you drink less than once a week just let 0) ? <text:line-break/></text:p>
      <text:p text:style-name="Text_20_body">On the same occasion, what is the maximum of drink that you can take? <text:line-break/> </text:p>
      <text:p text:style-name="Text_20_body">Have you already been arrest because of your consomation of alcohol? </text:p>
      <text:p text:style-name="Text_20_body">Have you already had several blackouts? </text:p>
      <text:p text:style-name="Text_20_body">Has a friend, or any health professional ever been concerned about your drinking and advise you to decrease it? <text:line-break/></text:p>
      <text:p text:style-name="Standard"><text:span text:style-name="T1"/></text:p>
      <text:p text:style-name="Standard"><text:soft-page-break/><text:span text:style-name="T1"/></text:p>
      <text:p text:style-name="Standard"><text:span text:style-name="T1">Questioning</text:span></text:p>
      <text:p text:style-name="Standard"><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iane Leblanc-Albarel</meta:initial-creator>
    <meta:creation-date>2018-08-24T09:48:02.66</meta:creation-date>
    <dc:date>2018-08-24T13:35:00.75</dc:date>
    <dc:creator>Diane Leblanc-Albarel</dc:creator>
    <meta:editing-duration>PT3H30M26S</meta:editing-duration>
    <meta:editing-cycles>2</meta:editing-cycles>
    <meta:generator>OpenOffice/4.1.5$Win32 OpenOffice.org_project/415m1$Build-9789</meta:generator>
    <meta:document-statistic meta:table-count="0" meta:image-count="0" meta:object-count="0" meta:page-count="2" meta:paragraph-count="28" meta:word-count="324" meta:character-count="1722"/>
  </office:meta>
</office:document-meta>
</file>